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wis N. Dembitz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24, 1892</text:p>
      <text:p text:style-name="P5">Month<text:tab/><text:tab/><text:tab/><text:tab/><text:tab/><text:tab/>August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Louisville</text:p>
      <text:p text:style-name="P5">State<text:tab/><text:tab/><text:tab/><text:tab/><text:tab/><text:tab/>K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LEWIS N. DEMBITZ./</text:p>
      <text:p text:style-name="P2">ATTORNEY AT LAW./</text:p>
      <text:p text:style-name="P3">Louisville, Ky. August 24th 1892/</text:p>
      <text:p text:style-name="P3">[Hebrew]/</text:p>
      <text:p text:style-name="P2">Rev. Dr. S. Morais/</text:p>
      <text:p text:style-name="P2"><text:tab/>Dear Sir/</text:p>
      <text:p text:style-name="P2"><text:tab/><text:tab/>Please pardon my neglect, in not than-/king you sooner than this for your kindness extended/ to me during my stay at Philadelphia, and for the trouble/ you took in the matter of my baggage. <text:s/>It has all/ come in good order, and with no unreasonable delay./</text:p>
      <text:p text:style-name="P2"><text:tab/>When you see Mr. Dropsie next, you will ask/ him for a couple of pamphlets, one copy of/ each of which I <text:span text:style-name="T2">address</text:span> sent him for himself and/ one copy for you./ <text:s/>Very truly yours/ Lewis N Dembitz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4:54:05.50</meta:creation-date>
    <meta:document-statistic meta:table-count="0" meta:image-count="0" meta:object-count="0" meta:page-count="2" meta:paragraph-count="68" meta:word-count="268" meta:character-count="1830"/>
    <dc:date>2011-12-06T14:57:56.96</dc:date>
    <dc:creator>Penn Libraries</dc:creator>
    <meta:editing-duration>PT00H03M51S</meta:editing-duration>
    <meta:editing-cycles>1</meta:editing-cycles>
    <meta:generator>OpenOffice.org/3.2$Win32 OpenOffice.org_project/320m12$Build-9483</meta:generator>
  </office:meta>
</office:document-meta>
</file>